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Arial2" svg:font-family="Arial" style:font-family-generic="roman" style:font-pitch="variable"/>
    <style:font-face style:name="Arial1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54cm" loext:contextual-spacing="false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BrightBlue_7e_LT_7e_Gliederung_20_1">
      <style:paragraph-properties fo:margin-left="0cm" fo:margin-right="0cm" fo:margin-top="0cm" fo:margin-bottom="0.54cm" loext:contextual-spacing="false" fo:text-align="center" style:justify-single-word="false" fo:text-indent="0cm" style:auto-text-indent="false"/>
      <style:text-properties style:font-name="Arial" fo:font-size="10pt" fo:font-weight="bold" officeooo:rsid="001dc724" officeooo:paragraph-rsid="001dc724" style:font-size-asian="10pt" style:font-weight-asian="bold" style:font-size-complex="10pt" style:font-weight-complex="bold"/>
    </style:style>
    <style:style style:name="P3" style:family="paragraph" style:parent-style-name="BrightBlue_7e_LT_7e_Gliederung_20_4">
      <style:paragraph-properties fo:margin-left="0cm" fo:margin-right="0cm" fo:margin-top="0cm" fo:margin-bottom="0.215cm" loext:contextual-spacing="false" fo:text-indent="0cm" style:auto-text-indent="false"/>
      <style:text-properties style:font-name="Arial" fo:font-size="10pt" fo:font-weight="normal" officeooo:paragraph-rsid="001dc724" style:font-size-asian="10pt" style:font-weight-asian="normal" style:font-size-complex="10pt" style:font-weight-complex="normal"/>
    </style:style>
    <style:style style:name="P4" style:family="paragraph" style:parent-style-name="BrightBlue_7e_LT_7e_Gliederung_20_4">
      <style:paragraph-properties fo:margin-left="0cm" fo:margin-right="0cm" fo:margin-top="0cm" fo:margin-bottom="0.215cm" loext:contextual-spacing="false" fo:text-indent="0cm" style:auto-text-indent="false"/>
      <style:text-properties style:font-name="Arial" fo:font-size="10pt" fo:font-weight="normal" officeooo:paragraph-rsid="001ea442" style:font-size-asian="10pt" style:font-weight-asian="normal" style:font-size-complex="10pt" style:font-weight-complex="normal"/>
    </style:style>
    <style:style style:name="P5" style:family="paragraph" style:parent-style-name="BrightBlue_7e_LT_7e_Gliederung_20_4">
      <style:paragraph-properties fo:margin-left="0cm" fo:margin-right="0cm" fo:margin-top="0cm" fo:margin-bottom="0.215cm" loext:contextual-spacing="false" fo:text-indent="0cm" style:auto-text-indent="false"/>
      <style:text-properties style:font-name="Arial" fo:font-size="10pt" fo:font-weight="normal" officeooo:rsid="001ea442" officeooo:paragraph-rsid="001ea442" style:font-size-asian="10pt" style:font-weight-asian="normal" style:font-size-complex="10pt" style:font-weight-complex="normal"/>
    </style:style>
    <style:style style:name="P6" style:family="paragraph" style:parent-style-name="BrightBlue_7e_LT_7e_Gliederung_20_4">
      <style:paragraph-properties fo:margin-left="0cm" fo:margin-right="0cm" fo:margin-top="0cm" fo:margin-bottom="0.215cm" loext:contextual-spacing="false" fo:text-indent="0cm" style:auto-text-indent="false"/>
      <style:text-properties fo:color="#333333"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BrightBlue_7e_LT_7e_Gliederung_20_4">
      <style:paragraph-properties fo:margin-left="0cm" fo:margin-right="0cm" fo:margin-top="0cm" fo:margin-bottom="0.215cm" loext:contextual-spacing="false" fo:text-indent="0cm" style:auto-text-indent="false"/>
      <style:text-properties fo:color="#333333" style:font-name="Arial" fo:font-size="10pt" fo:font-weight="normal" officeooo:paragraph-rsid="001dc724" style:font-size-asian="10pt" style:font-weight-asian="normal" style:font-size-complex="10pt" style:font-weight-complex="normal"/>
    </style:style>
    <style:style style:name="P8" style:family="paragraph" style:parent-style-name="BrightBlue_7e_LT_7e_Gliederung_20_4">
      <style:paragraph-properties fo:margin-left="0cm" fo:margin-right="0cm" fo:margin-top="0cm" fo:margin-bottom="0.215cm" loext:contextual-spacing="false" fo:text-indent="0cm" style:auto-text-indent="false"/>
      <style:text-properties fo:color="#333333" style:font-name="Arial" fo:font-size="10pt" fo:font-weight="normal" officeooo:rsid="001ea442" officeooo:paragraph-rsid="001ea442" style:font-size-asian="10pt" style:font-weight-asian="normal" style:font-size-complex="10pt" style:font-weight-complex="normal"/>
    </style:style>
    <style:style style:name="P9" style:family="paragraph" style:parent-style-name="BrightBlue_7e_LT_7e_Gliederung_20_4">
      <style:paragraph-properties fo:margin-left="0cm" fo:margin-right="0cm" fo:margin-top="0cm" fo:margin-bottom="0.215cm" loext:contextual-spacing="false" fo:text-align="start" style:justify-single-word="false" fo:text-indent="0cm" style:auto-text-indent="false"/>
      <style:text-properties fo:color="#333333" style:font-name="Arial" fo:font-size="10pt" fo:font-weight="normal" officeooo:rsid="001ea442" officeooo:paragraph-rsid="001ea442" style:font-size-asian="10pt" style:font-weight-asian="normal" style:font-size-complex="10pt" style:font-weight-complex="normal"/>
    </style:style>
    <style:style style:name="P10" style:family="paragraph" style:parent-style-name="BrightBlue_7e_LT_7e_Gliederung_20_3">
      <style:paragraph-properties fo:margin-left="0cm" fo:margin-right="0cm" fo:margin-top="0cm" fo:margin-bottom="0.323cm" loext:contextual-spacing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BrightBlue_7e_LT_7e_Gliederung_20_3">
      <style:paragraph-properties fo:margin-left="0cm" fo:margin-right="0cm" fo:margin-top="0cm" fo:margin-bottom="0.323cm" loext:contextual-spacing="false" fo:text-indent="0cm" style:auto-text-indent="false"/>
      <style:text-properties fo:color="#333333" style:font-name="Arial" fo:font-size="10pt" fo:font-weight="normal" officeooo:rsid="001dc724" style:font-size-asian="10pt" style:font-weight-asian="normal" style:font-size-complex="10pt" style:font-weight-complex="normal"/>
    </style:style>
    <style:style style:name="P12" style:family="paragraph" style:parent-style-name="BrightBlue_7e_LT_7e_Gliederung_20_3">
      <style:paragraph-properties fo:margin-left="0cm" fo:margin-right="0cm" fo:margin-top="0cm" fo:margin-bottom="0.323cm" loext:contextual-spacing="false" fo:text-indent="0cm" style:auto-text-indent="false"/>
      <style:text-properties fo:color="#333333" style:font-name="Arial" fo:font-size="10pt" fo:font-weight="normal" officeooo:rsid="001ea442" officeooo:paragraph-rsid="001ea442" style:font-size-asian="10pt" style:font-weight-asian="normal" style:font-size-complex="10pt" style:font-weight-complex="normal"/>
    </style:style>
    <style:style style:name="P13" style:family="paragraph" style:parent-style-name="BrightBlue_7e_LT_7e_Gliederung_20_4">
      <style:paragraph-properties fo:margin-left="0cm" fo:margin-right="0cm" fo:margin-top="0cm" fo:margin-bottom="0.215cm" loext:contextual-spacing="false" fo:text-indent="0cm" style:auto-text-indent="false"/>
      <style:text-properties style:font-name="Arial" fo:font-size="10pt" fo:font-weight="normal" officeooo:rsid="001ea442" officeooo:paragraph-rsid="001ea442" style:font-size-asian="10pt" style:font-weight-asian="normal" style:font-size-complex="10pt" style:font-weight-complex="normal"/>
    </style:style>
    <style:style style:name="T1" style:family="text">
      <style:text-properties fo:color="#333333"/>
    </style:style>
    <style:style style:name="T2" style:family="text">
      <style:text-properties fo:color="#333333" officeooo:rsid="001dc724"/>
    </style:style>
    <style:style style:name="T3" style:family="text">
      <style:text-properties fo:color="#333333" officeooo:rsid="001ea442"/>
    </style:style>
    <style:style style:name="T4" style:family="text">
      <style:text-properties fo:color="#333333" officeooo:rsid="001f36e2"/>
    </style:style>
    <style:style style:name="T5" style:family="text">
      <style:text-properties fo:color="#333333" officeooo:rsid="0022b540"/>
    </style:style>
    <style:style style:name="T6" style:family="text">
      <style:text-properties fo:color="#000000" style:font-name="Arial" fo:font-weight="bold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weight="bold" officeooo:rsid="00240066" style:font-weight-asian="bold" style:font-weight-complex="bold"/>
    </style:style>
    <style:style style:name="T9" style:family="text">
      <style:text-properties fo:color="#6a3e3e" style:font-name="Arial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6a3e3e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7f0055" style:font-name="Arial" fo:font-weight="bold" style:font-weight-asian="bold" style:font-weight-complex="bold"/>
    </style:style>
    <style:style style:name="T12" style:family="text">
      <style:text-properties fo:color="#7f0055" fo:font-weight="bold" style:font-weight-asian="bold" style:font-weight-complex="bold"/>
    </style:style>
    <style:style style:name="T13" style:family="text">
      <style:text-properties fo:color="#0000c0" style:font-name="Arial" fo:font-style="italic" fo:font-weight="bold" style:font-style-asian="italic" style:font-weight-asian="bold" style:font-weight-complex="bold"/>
    </style:style>
    <style:style style:name="T14" style:family="text">
      <style:text-properties fo:color="#0000c0" fo:font-style="italic" fo:font-weight="bold" style:font-style-asian="italic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oratório Abstração</text:p>
      <text:p text:style-name="P10"/>
      <text:p text:style-name="P10"><text:span text:style-name="T2">1)</text:span><text:span text:style-name="T1"> Crie uma classe que represente os vários cursos de uma universidade com 4 atributos </text:span><text:span text:style-name="T2">(a sua escolha).</text:span></text:p>
      <text:p text:style-name="P11"/>
      <text:p text:style-name="P12">public class Curso {</text:p>
      <text:p text:style-name="P12"><text:tab/>tipo_do_atributo1 <text:s/>atributo1</text:p>
      <text:p text:style-name="P12"><text:tab/>tipo_do_atributo2 <text:s/>atributo2</text:p>
      <text:p text:style-name="P12"><text:tab/>tipo_do_atributo3 <text:s/>atributo3</text:p>
      <text:p text:style-name="P12"><text:tab/>tipo_do_atributo4 <text:s/>atributo4</text:p>
      <text:p text:style-name="P12">}</text:p>
      <text:p text:style-name="P10"/>
      <text:p text:style-name="P10"><text:span text:style-name="T2">2)</text:span><text:span text:style-name="T1"> Crie uma classe que inst</text:span><text:span text:style-name="T4">a</text:span><text:span text:style-name="T1">nci</text:span><text:span text:style-name="T3">e</text:span><text:span text:style-name="T1"> 4 cursos diferentes da universidade e mostre os dados de cada curso. </text:span></text:p>
      <text:p text:style-name="P3"><text:span text:style-name="T2">Essa </text:span><text:span text:style-name="T1"><text:s/>classe deve solicitar ao usuário os dados </text:span><text:span text:style-name="T2">para criar os </text:span><text:span text:style-name="T1">4 cursos, instanciá-los e no final</text:span><text:span text:style-name="T2"> mo</text:span><text:span text:style-name="T1">strar os dados de cada curso.</text:span></text:p>
      <text:p text:style-name="P5"><text:span text:style-name="T1">Usar a classe Scanner <text:s/><text:tab/>- </text:span><text:span text:style-name="T7">Scanner </text:span><text:span text:style-name="T10">sc</text:span><text:span text:style-name="T7"> = </text:span><text:span text:style-name="T12">new</text:span><text:span text:style-name="T7"> Scanner(System.</text:span><text:span text:style-name="T14">in</text:span><text:span text:style-name="T7">);</text:span></text:p>
      <text:p text:style-name="P5"><text:span text:style-name="T7">*</text:span><text:span text:style-name="T8">ver exemplo nos slides de Entrada e Saída </text:span></text:p>
      <text:p text:style-name="P7"/>
      <text:p text:style-name="P8">public class ExercLab1_2 {</text:p>
      <text:p text:style-name="P8"><text:tab/>public static void main(String args[]) {</text:p>
      <text:p text:style-name="P8"/>
      <text:p text:style-name="P8"><text:tab/>}</text:p>
      <text:p text:style-name="P8">}</text:p>
      <text:p text:style-name="P7"/>
      <text:p text:style-name="P6"/>
      <text:p text:style-name="P4"><text:span text:style-name="T2">3</text:span><text:span text:style-name="T1">) </text:span><text:span text:style-name="T5">(opcional) </text:span><text:span text:style-name="T2">Cri</text:span><text:span text:style-name="T3">e</text:span><text:span text:style-name="T2"> uma nova classe, semelhante </text:span><text:span text:style-name="T3">à</text:span><text:span text:style-name="T2"> </text:span><text:span text:style-name="T3">anterior</text:span><text:span text:style-name="T2">, onde os cursos instanciados serão armazenados em </text:span><text:span text:style-name="T1">um vetor, </text:span><text:span text:style-name="T2">e a quantidade de cursos poderá ser definida pelo usuário.</text:span></text:p>
      <text:p text:style-name="P8">Neste caso, o usuário informa a quantidade de cursos, o sistema recebe os dados dos cursos e armazena cria os objetos, armazena no vetor. Posteriormente o sistema deve percorrer o vetor e mostrar todos os dados dos cursos inseridos no vetor. </text:p>
      <text:p text:style-name="P8"/>
      <text:p text:style-name="P8">public class ExercLab1_3 {</text:p>
      <text:p text:style-name="P8"><text:tab/>public static void main(String args[]) {</text:p>
      <text:p text:style-name="P8"/>
      <text:p text:style-name="P8"><text:tab/>}</text:p>
      <text:p text:style-name="P9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Arial2" svg:font-family="Arial" style:font-family-generic="roman" style:font-pitch="variable"/>
    <style:font-face style:name="Arial1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1" fo:font-family="Arial, Aria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ímbolos_20_de_20_numeração" style:display-name="Símbolos de numeraç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rca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Ênfas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textonegrit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1" style:display-name="Fonte parág. padrão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yle1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-mail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Ênfase_20_forte" style:display-name="Ênfase for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rodap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úmero_20_de_20_página" style:display-name="Número de página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style:writing-mode="lr-tb"/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M7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Body_20_Text_20_31" style:display-name="Body Text 31" style:family="paragraph" style:default-outline-level="">
      <style:paragraph-properties fo:margin-left="0cm" fo:margin-right="0.049cm" fo:text-align="start" style:justify-single-word="false" fo:orphans="2" fo:widows="2" fo:text-indent="0cm" style:auto-text-indent="false" style:writing-mode="lr-tb"/>
      <style:text-properties fo:color="#0000ff" style:font-name="Times New Roman" fo:font-family="'Times New Roman'" style:font-family-generic="roman" style:font-pitch="variable" fo:font-size="10pt" style:text-underline-style="solid" style:text-underline-width="auto" style:text-underline-color="font-color" fo:font-weight="normal" style:font-name-asian="DejaVu Sans" style:font-family-asian="'DejaVu Sans'" style:font-family-generic-asian="system" style:font-pitch-asian="variable" style:font-size-asian="10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western" style:family="paragraph" style:default-outline-level="">
      <style:paragraph-properties fo:margin-top="0.871cm" fo:margin-bottom="0.37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default-outline-level="">
      <style:paragraph-properties fo:margin-top="0.871cm" fo:margin-bottom="0.871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Recuo_20_de_20_corpo_20_de_20_texto_20_21" style:display-name="Recuo de corpo de texto 21" style:family="paragraph" style:default-outline-level="">
      <style:paragraph-properties fo:margin-left="0cm" fo:margin-right="0cm" fo:text-align="start" style:justify-single-word="false" fo:orphans="2" fo:widows="2" fo:text-indent="2.203cm" style:auto-text-indent="false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exto_20_de_20_balão" style:display-name="Texto de balão" style:family="paragraph" style:default-outline-level="">
      <style:paragraph-properties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fo:color="#000000" style:font-name="Arial2" fo:font-family="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fo:color="#000000" style:font-name="Arial2" fo:font-family="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NA_7e_LT_7e_Notizen" style:display-name="DNA~LT~Notizen" style:family="paragraph" style:default-outline-level="">
      <style:paragraph-properties fo:margin-left="1.058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9" style:display-name="DNA~LT~Gliederung 9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8" style:display-name="DNA~LT~Gliederung 8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7" style:display-name="DNA~LT~Gliederung 7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6" style:display-name="DNA~LT~Gliederung 6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5" style:display-name="DNA~LT~Gliederung 5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4" style:display-name="DNA~LT~Gliederung 4" style:family="paragraph" style:default-outline-level="">
      <style:paragraph-properties fo:margin-left="0cm" fo:margin-right="0cm" fo:margin-top="0cm" fo:margin-bottom="0.3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3" style:display-name="DNA~LT~Gliederung 3" style:family="paragraph" style:default-outline-level="">
      <style:paragraph-properties fo:margin-left="0cm" fo:margin-right="0cm" fo:margin-top="0cm" fo:margin-bottom="0.522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default-outline-level="">
      <style:paragraph-properties fo:margin-left="0cm" fo:margin-right="0cm" fo:margin-top="0cm" fo:margin-bottom="0.70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877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1" style:display-name="Padrão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2" style:display-name="Padrão_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2_5f_1" style:display-name="Padrão_2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3" style:display-name="Padrão_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4" style:display-name="Padrão_4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5" style:display-name="Padrão_5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rightBlue_7e_LT_7e_Gliederung_20_1" style:display-name="BrightBlue~LT~Gliederung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Untertitel" style:display-name="Br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Notizen" style:display-name="BrightBlu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Hintergrundobjekte" style:display-name="BrightBlu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rightBlue_7e_LT_7e_Hintergrund" style:display-name="BrightBlu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rpo_20_do_20_texto" style:display-name="Corpo do tex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5f_6" style:display-name="Padrão_6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6_5f_1" style:display-name="Padrão_6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20:13:18.370000000</meta:creation-date>
    <dc:date>2020-03-11T22:56:13.010329499</dc:date>
    <meta:editing-duration>PT56M32S</meta:editing-duration>
    <meta:editing-cycles>10</meta:editing-cycles>
    <meta:generator>LibreOffice/6.2.0.3$MacOSX_X86_64 LibreOffice_project/98c6a8a1c6c7b144ce3cc729e34964b47ce25d62</meta:generator>
    <meta:document-statistic meta:table-count="0" meta:image-count="0" meta:object-count="0" meta:page-count="1" meta:paragraph-count="22" meta:word-count="185" meta:character-count="1154" meta:non-whitespace-character-count="973"/>
  </office:meta>
</office:document-meta>
</file>